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0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0.111cm" svg:height="5.687cm" svg:x="2.149cm" svg:y="2.961cm">
            <draw:object draw:notify-on-update-of-ranges="Feuille1.A1:Feuille1.A1 Feuille1.B1:Feuille1.J1 Feuille1.A3:Feuille1.A3 Feuille1.B3:Feuille1.J3 Feuille1.A4:Feuille1.A4 Feuille1.B4:Feuille1.J4 Feuille1.A5:Feuille1.A5 Feuille1.B5:Feuille1.J5 Feuille1.A6:Feuille1.A6 Feuille1.B6:Feuille1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/>
          <table:table-cell office:value-type="string" calcext:value-type="string">
            <text:p># Hone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875" calcext:value-type="float">
            <text:p>0,875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0.79" calcext:value-type="float">
            <text:p>0,79</text:p>
          </table:table-cell>
          <table:table-cell office:value-type="float" office:value="0.64" calcext:value-type="float">
            <text:p>0,64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0.64" calcext:value-type="float">
            <text:p>0,64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79" calcext:value-type="float">
            <text:p>0,7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10:15:59.645000000</meta:creation-date>
    <dc:date>2024-05-01T10:26:00.627000000</dc:date>
    <meta:editing-duration>PT10M1S</meta:editing-duration>
    <meta:editing-cycles>1</meta:editing-cycles>
    <meta:document-statistic meta:table-count="1" meta:cell-count="51" meta:object-count="1"/>
    <meta:generator>LibreOffice/7.5.4.2$Windows_X86_64 LibreOffice_project/36ccfdc35048b057fd9854c757a8b67ec53977b6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12cm" svg:height="5.688cm" xlink:href=".." xlink:type="simple" chart:class="chart:line" chart:style-name="ch1">
        <chart:legend chart:legend-position="end" svg:x="8.583cm" svg:y="1.798cm" style:legend-expansion="high" chart:style-name="ch2"/>
        <chart:plot-area chart:style-name="ch3" table:cell-range-address="Feuille1.A1:Feuille1.J1 Feuille1.A3:Feuille1.J6" chart:data-source-has-labels="both" svg:x="0.202cm" svg:y="0.113cm" svg:width="8.179cm" svg:height="5.462cm">
          <chart:coordinate-region svg:x="0.929cm" svg:y="0.313cm" svg:width="7.452cm" svg:height="4.615cm"/>
          <chart:axis chart:dimension="x" chart:name="primary-x" chart:style-name="ch4" chartooo:axis-type="auto">
            <chartooo:date-scale/>
            <chart:categories table:cell-range-address="Feuille1.B1:Feuille1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J3" chart:label-cell-address="Feuille1.A3:Feuille1.A3" chart:class="chart:line">
            <chart:data-point chart:repeated="9"/>
          </chart:series>
          <chart:series chart:style-name="ch7" chart:values-cell-range-address="Feuille1.B4:Feuille1.J4" chart:label-cell-address="Feuille1.A4:Feuille1.A4" chart:class="chart:line">
            <chart:data-point chart:repeated="9"/>
          </chart:series>
          <chart:series chart:style-name="ch8" chart:values-cell-range-address="Feuille1.B5:Feuille1.J5" chart:label-cell-address="Feuille1.A5:Feuille1.A5" chart:class="chart:line">
            <chart:data-point chart:repeated="9"/>
          </chart:series>
          <chart:series chart:style-name="ch9" chart:values-cell-range-address="Feuille1.B6:Feuille1.J6" chart:label-cell-address="Feuille1.A6:Feuille1.A6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Honest</text:p>
                <draw:g>
                  <svg:desc>Feuille1.B1:Feuille1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euille1.A3:Feuille1.A3</svg:desc>
                </draw:g>
              </table:table-cell>
              <table:table-cell office:value-type="float" office:value="1">
                <text:p>1</text:p>
                <draw:g>
                  <svg:desc>Feuille1.B3:Feuille1.J3</svg:desc>
                </draw:g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Feuille1.A4:Feuille1.A4</svg:desc>
                </draw:g>
              </table:table-cell>
              <table:table-cell office:value-type="float" office:value="1">
                <text:p>1</text:p>
                <draw:g>
                  <svg:desc>Feuille1.B4:Feuille1.J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89">
                <text:p>0.89</text:p>
              </table:table-cell>
              <table:table-cell office:value-type="float" office:value="0.79">
                <text:p>0.79</text:p>
              </table:table-cell>
              <table:table-cell office:value-type="float" office:value="0.64">
                <text:p>0.64</text:p>
              </table:table-cell>
              <table:table-cell office:value-type="float" office:value="0.46">
                <text:p>0.4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Feuille1.A5:Feuille1.A5</svg:desc>
                </draw:g>
              </table:table-cell>
              <table:table-cell office:value-type="float" office:value="1">
                <text:p>1</text:p>
                <draw:g>
                  <svg:desc>Feuille1.B5:Feuille1.J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82">
                <text:p>0.82</text:p>
              </table:table-cell>
              <table:table-cell office:value-type="float" office:value="0.64">
                <text:p>0.64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Feuille1.A6:Feuille1.A6</svg:desc>
                </draw:g>
              </table:table-cell>
              <table:table-cell office:value-type="float" office:value="1">
                <text:p>1</text:p>
                <draw:g>
                  <svg:desc>Feuille1.B6:Feuille1.J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79">
                <text:p>0.7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